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den" table:style-name="ta1">
        <table:shapes>
          <draw:frame draw:z-index="0" draw:style-name="gr1" draw:text-style-name="P1" svg:width="24.666cm" svg:height="13.874cm" svg:x="19.447cm" svg:y="2.608cm">
            <draw:object draw:notify-on-update-of-ranges="Laden.F1:Laden.F1 Laden.F2:Laden.F10 Laden.G1:Laden.G1 Laden.G2:Laden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1"/>
        <table:table-row table:style-name="ro1">
          <table:table-cell/>
          <table:table-cell office:value-type="string" calcext:value-type="string">
            <text:p>Pdc <text:s/>(MP2)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Udc</text:p>
          </table:table-cell>
          <table:table-cell office:value-type="string" calcext:value-type="string">
            <text:p>Pdc </text:p>
          </table:table-cell>
          <table:table-cell table:style-name="Default" office:value-type="string" calcext:value-type="string">
            <text:p>Wirkungsgrad</text:p>
          </table:table-cell>
          <table:table-cell table:style-name="Default" office:value-type="string" calcext:value-type="string">
            <text:p>Wirkungsgrad (intern gemessen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,5</text:p>
          </table:table-cell>
          <table:table-cell office:value-type="float" office:value="49.7" calcext:value-type="float">
            <text:p>49,7</text:p>
          </table:table-cell>
          <table:table-cell table:formula="of:=[.C2]*[.D2]" office:value-type="float" office:value="74.55" calcext:value-type="float">
            <text:p>74,55</text:p>
          </table:table-cell>
          <table:table-cell table:formula="of:=[.E2]/[.A2]" office:value-type="percentage" office:value="0.7455" calcext:value-type="percentage">
            <text:p>74,6%</text:p>
          </table:table-cell>
          <table:table-cell table:formula="of:=[.B2]/[.A2]" office:value-type="percentage" office:value="0.65" calcext:value-type="percentage">
            <text:p>65,0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9" calcext:value-type="float">
            <text:p>219</text:p>
          </table:table-cell>
          <table:table-cell office:value-type="float" office:value="3.7" calcext:value-type="float">
            <text:p>3,7</text:p>
          </table:table-cell>
          <table:table-cell office:value-type="float" office:value="49.7" calcext:value-type="float">
            <text:p>49,7</text:p>
          </table:table-cell>
          <table:table-cell table:formula="of:=[.C3]*[.D3]" office:value-type="float" office:value="183.89" calcext:value-type="float">
            <text:p>183,89</text:p>
          </table:table-cell>
          <table:table-cell table:formula="of:=[.E3]/[.A3]" office:value-type="percentage" office:value="0.73556" calcext:value-type="percentage">
            <text:p>73,6%</text:p>
          </table:table-cell>
          <table:table-cell table:formula="of:=[.B3]/[.A3]" office:value-type="percentage" office:value="0.876" calcext:value-type="percentage">
            <text:p>87,6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5" calcext:value-type="float">
            <text:p>455</text:p>
          </table:table-cell>
          <table:table-cell office:value-type="float" office:value="6.15" calcext:value-type="float">
            <text:p>6,15</text:p>
          </table:table-cell>
          <table:table-cell office:value-type="float" office:value="49.75" calcext:value-type="float">
            <text:p>49,75</text:p>
          </table:table-cell>
          <table:table-cell table:formula="of:=[.C4]*[.D4]" office:value-type="float" office:value="305.9625" calcext:value-type="float">
            <text:p>305,9625</text:p>
          </table:table-cell>
          <table:table-cell table:formula="of:=[.E4]/[.A4]" office:value-type="percentage" office:value="0.611925" calcext:value-type="percentage">
            <text:p>61,2%</text:p>
          </table:table-cell>
          <table:table-cell table:formula="of:=[.B4]/[.A4]" office:value-type="percentage" office:value="0.91" calcext:value-type="percentage">
            <text:p>91,0%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81" calcext:value-type="float">
            <text:p>681</text:p>
          </table:table-cell>
          <table:table-cell office:value-type="float" office:value="14" calcext:value-type="float">
            <text:p>14</text:p>
          </table:table-cell>
          <table:table-cell office:value-type="float" office:value="49.87" calcext:value-type="float">
            <text:p>49,87</text:p>
          </table:table-cell>
          <table:table-cell table:formula="of:=[.C5]*[.D5]" office:value-type="float" office:value="698.18" calcext:value-type="float">
            <text:p>698,18</text:p>
          </table:table-cell>
          <table:table-cell table:formula="of:=[.E5]/[.A5]" office:value-type="percentage" office:value="0.930906666666666" calcext:value-type="percentage">
            <text:p>93,1%</text:p>
          </table:table-cell>
          <table:table-cell table:formula="of:=[.B5]/[.A5]" office:value-type="percentage" office:value="0.908" calcext:value-type="percentage">
            <text:p>90,8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8.7" calcext:value-type="float">
            <text:p>18,7</text:p>
          </table:table-cell>
          <table:table-cell office:value-type="float" office:value="49.9" calcext:value-type="float">
            <text:p>49,9</text:p>
          </table:table-cell>
          <table:table-cell table:formula="of:=[.C6]*[.D6]" office:value-type="float" office:value="933.13" calcext:value-type="float">
            <text:p>933,13</text:p>
          </table:table-cell>
          <table:table-cell table:formula="of:=[.E6]/[.A6]" office:value-type="percentage" office:value="0.93313" calcext:value-type="percentage">
            <text:p>93,3%</text:p>
          </table:table-cell>
          <table:table-cell table:formula="of:=[.B6]/[.A6]" office:value-type="percentage" office:value="0.9" calcext:value-type="percentage">
            <text:p>90,0%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20" calcext:value-type="float">
            <text:p>112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C7]*[.D7]" office:value-type="float" office:value="1150" calcext:value-type="float">
            <text:p>1150</text:p>
          </table:table-cell>
          <table:table-cell table:formula="of:=[.E7]/[.A7]" office:value-type="percentage" office:value="0.92" calcext:value-type="percentage">
            <text:p>92,0%</text:p>
          </table:table-cell>
          <table:table-cell table:formula="of:=[.B7]/[.A7]" office:value-type="percentage" office:value="0.896" calcext:value-type="percentage">
            <text:p>89,6%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20" calcext:value-type="float">
            <text:p>1320</text:p>
          </table:table-cell>
          <table:table-cell office:value-type="float" office:value="27.5" calcext:value-type="float">
            <text:p>27,5</text:p>
          </table:table-cell>
          <table:table-cell office:value-type="float" office:value="50.1" calcext:value-type="float">
            <text:p>50,1</text:p>
          </table:table-cell>
          <table:table-cell table:formula="of:=[.C8]*[.D8]" office:value-type="float" office:value="1377.75" calcext:value-type="float">
            <text:p>1377,75</text:p>
          </table:table-cell>
          <table:table-cell table:formula="of:=[.E8]/[.A8]" office:value-type="percentage" office:value="0.9185" calcext:value-type="percentage">
            <text:p>91,9%</text:p>
          </table:table-cell>
          <table:table-cell table:formula="of:=[.B8]/[.A8]" office:value-type="percentage" office:value="0.88" calcext:value-type="percentage">
            <text:p>88,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40" calcext:value-type="float">
            <text:p>1540</text:p>
          </table:table-cell>
          <table:table-cell office:value-type="float" office:value="31.3" calcext:value-type="float">
            <text:p>31,3</text:p>
          </table:table-cell>
          <table:table-cell office:value-type="float" office:value="50.2" calcext:value-type="float">
            <text:p>50,2</text:p>
          </table:table-cell>
          <table:table-cell table:formula="of:=[.C9]*[.D9]" office:value-type="float" office:value="1571.26" calcext:value-type="float">
            <text:p>1571,26</text:p>
          </table:table-cell>
          <table:table-cell table:formula="of:=[.E9]/[.A9]" office:value-type="percentage" office:value="0.897862857142857" calcext:value-type="percentage">
            <text:p>89,8%</text:p>
          </table:table-cell>
          <table:table-cell table:formula="of:=[.B9]/[.A9]" office:value-type="percentage" office:value="0.88" calcext:value-type="percentage">
            <text:p>88,0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0" calcext:value-type="float">
            <text:p>1730</text:p>
          </table:table-cell>
          <table:table-cell office:value-type="float" office:value="35" calcext:value-type="float">
            <text:p>35</text:p>
          </table:table-cell>
          <table:table-cell office:value-type="float" office:value="50.25" calcext:value-type="float">
            <text:p>50,25</text:p>
          </table:table-cell>
          <table:table-cell table:formula="of:=[.C10]*[.D10]" office:value-type="float" office:value="1758.75" calcext:value-type="float">
            <text:p>1758,75</text:p>
          </table:table-cell>
          <table:table-cell table:formula="of:=[.E10]/[.A10]" office:value-type="percentage" office:value="0.879375" calcext:value-type="percentage">
            <text:p>87,9%</text:p>
          </table:table-cell>
          <table:table-cell table:formula="of:=[.B10]/[.A10]" office:value-type="percentage" office:value="0.865" calcext:value-type="percentage">
            <text:p>86,5%</text:p>
          </table:table-cell>
        </table:table-row>
      </table:table>
      <table:table table:name="Einspeisen" table:style-name="ta1">
        <table:shapes>
          <draw:frame draw:z-index="0" draw:style-name="gr1" draw:text-style-name="P1" svg:width="24.933cm" svg:height="12.369cm" svg:x="16.276cm" svg:y="3.135cm">
            <draw:object draw:notify-on-update-of-ranges="Einspeisen.F1:Einspeisen.F1 Einspeisen.F2:Einspeisen.F11 Einspeisen.G1:Einspeisen.G1 Einspeisen.G2:Einspeisen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Pdc <text:s/>(MP2)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Udc</text:p>
          </table:table-cell>
          <table:table-cell office:value-type="string" calcext:value-type="string">
            <text:p>Pdc </text:p>
          </table:table-cell>
          <table:table-cell table:style-name="Default" office:value-type="string" calcext:value-type="string">
            <text:p>Wirkungsgrad</text:p>
          </table:table-cell>
          <table:table-cell table:style-name="Default" office:value-type="string" calcext:value-type="string">
            <text:p>Wirkungsgrad (intern gemessen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2.4" calcext:value-type="float">
            <text:p>2,4</text:p>
          </table:table-cell>
          <table:table-cell office:value-type="float" office:value="49.3" calcext:value-type="float">
            <text:p>49,3</text:p>
          </table:table-cell>
          <table:table-cell table:formula="of:=[.C2]*[.D2]" office:value-type="float" office:value="118.32" calcext:value-type="float">
            <text:p>118,32</text:p>
          </table:table-cell>
          <table:table-cell table:formula="of:=[.A2]/[.E2]" office:value-type="percentage" office:value="0.845165652467884" calcext:value-type="percentage">
            <text:p>84,5%</text:p>
          </table:table-cell>
          <table:table-cell table:formula="of:=[.A2]/[.B2]" office:value-type="percentage" office:value="0.75187969924812" calcext:value-type="percentage">
            <text:p>75,2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90" calcext:value-type="float">
            <text:p>290</text:p>
          </table:table-cell>
          <table:table-cell office:value-type="float" office:value="5.7" calcext:value-type="float">
            <text:p>5,7</text:p>
          </table:table-cell>
          <table:table-cell office:value-type="float" office:value="49.2" calcext:value-type="float">
            <text:p>49,2</text:p>
          </table:table-cell>
          <table:table-cell table:formula="of:=[.C3]*[.D3]" office:value-type="float" office:value="280.44" calcext:value-type="float">
            <text:p>280,44</text:p>
          </table:table-cell>
          <table:table-cell table:formula="of:=[.A3]/[.E3]" office:value-type="percentage" office:value="0.891456282983882" calcext:value-type="percentage">
            <text:p>89,1%</text:p>
          </table:table-cell>
          <table:table-cell table:formula="of:=[.A3]/[.B3]" office:value-type="percentage" office:value="0.862068965517241" calcext:value-type="percentage">
            <text:p>86,2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60" calcext:value-type="float">
            <text:p>560</text:p>
          </table:table-cell>
          <table:table-cell office:value-type="float" office:value="11.3" calcext:value-type="float">
            <text:p>11,3</text:p>
          </table:table-cell>
          <table:table-cell office:value-type="float" office:value="49.1" calcext:value-type="float">
            <text:p>49,1</text:p>
          </table:table-cell>
          <table:table-cell table:formula="of:=[.C4]*[.D4]" office:value-type="float" office:value="554.83" calcext:value-type="float">
            <text:p>554,83</text:p>
          </table:table-cell>
          <table:table-cell table:formula="of:=[.A4]/[.E4]" office:value-type="percentage" office:value="0.901176937079826" calcext:value-type="percentage">
            <text:p>90,1%</text:p>
          </table:table-cell>
          <table:table-cell table:formula="of:=[.A4]/[.B4]" office:value-type="percentage" office:value="0.892857142857143" calcext:value-type="percentage">
            <text:p>89,3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22.7" calcext:value-type="float">
            <text:p>22,7</text:p>
          </table:table-cell>
          <table:table-cell office:value-type="float" office:value="48.8" calcext:value-type="float">
            <text:p>48,8</text:p>
          </table:table-cell>
          <table:table-cell table:formula="of:=[.C5]*[.D5]" office:value-type="float" office:value="1107.76" calcext:value-type="float">
            <text:p>1107,76</text:p>
          </table:table-cell>
          <table:table-cell table:formula="of:=[.A5]/[.E5]" office:value-type="percentage" office:value="0.90272261139597" calcext:value-type="percentage">
            <text:p>90,3%</text:p>
          </table:table-cell>
          <table:table-cell table:formula="of:=[.A5]/[.B5]" office:value-type="percentage" office:value="0.909090909090909" calcext:value-type="percentage">
            <text:p>90,9%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90" calcext:value-type="float">
            <text:p>1390</text:p>
          </table:table-cell>
          <table:table-cell office:value-type="float" office:value="28.4" calcext:value-type="float">
            <text:p>28,4</text:p>
          </table:table-cell>
          <table:table-cell office:value-type="float" office:value="48.6" calcext:value-type="float">
            <text:p>48,6</text:p>
          </table:table-cell>
          <table:table-cell table:formula="of:=[.C6]*[.D6]" office:value-type="float" office:value="1380.24" calcext:value-type="float">
            <text:p>1380,24</text:p>
          </table:table-cell>
          <table:table-cell table:formula="of:=[.A6]/[.E6]" office:value-type="percentage" office:value="0.905639598910334" calcext:value-type="percentage">
            <text:p>90,6%</text:p>
          </table:table-cell>
          <table:table-cell table:formula="of:=[.A6]/[.B6]" office:value-type="percentage" office:value="0.899280575539568" calcext:value-type="percentage">
            <text:p>89,9%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34.7" calcext:value-type="float">
            <text:p>34,7</text:p>
          </table:table-cell>
          <table:table-cell office:value-type="float" office:value="48.5" calcext:value-type="float">
            <text:p>48,5</text:p>
          </table:table-cell>
          <table:table-cell table:formula="of:=[.C7]*[.D7]" office:value-type="float" office:value="1682.95" calcext:value-type="float">
            <text:p>1682,95</text:p>
          </table:table-cell>
          <table:table-cell table:formula="of:=[.A7]/[.E7]" office:value-type="percentage" office:value="0.891292076413441" calcext:value-type="percentage">
            <text:p>89,1%</text:p>
          </table:table-cell>
          <table:table-cell table:formula="of:=[.A7]/[.B7]" office:value-type="percentage" office:value="0.882352941176471" calcext:value-type="percentage">
            <text:p>88,2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00" calcext:value-type="float">
            <text:p>2000</text:p>
          </table:table-cell>
          <table:table-cell office:value-type="float" office:value="40.7" calcext:value-type="float">
            <text:p>40,7</text:p>
          </table:table-cell>
          <table:table-cell office:value-type="float" office:value="48.3" calcext:value-type="float">
            <text:p>48,3</text:p>
          </table:table-cell>
          <table:table-cell table:formula="of:=[.C8]*[.D8]" office:value-type="float" office:value="1965.81" calcext:value-type="float">
            <text:p>1965,81</text:p>
          </table:table-cell>
          <table:table-cell table:formula="of:=[.A8]/[.E8]" office:value-type="percentage" office:value="0.890218281522629" calcext:value-type="percentage">
            <text:p>89,0%</text:p>
          </table:table-cell>
          <table:table-cell table:formula="of:=[.A8]/[.B8]" office:value-type="percentage" office:value="0.875" calcext:value-type="percentage">
            <text:p>87,5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40" calcext:value-type="float">
            <text:p>2340</text:p>
          </table:table-cell>
          <table:table-cell office:value-type="float" office:value="46.8" calcext:value-type="float">
            <text:p>46,8</text:p>
          </table:table-cell>
          <table:table-cell office:value-type="float" office:value="48.2" calcext:value-type="float">
            <text:p>48,2</text:p>
          </table:table-cell>
          <table:table-cell table:formula="of:=[.C9]*[.D9]" office:value-type="float" office:value="2255.76" calcext:value-type="float">
            <text:p>2255,76</text:p>
          </table:table-cell>
          <table:table-cell table:formula="of:=[.A9]/[.E9]" office:value-type="percentage" office:value="0.886619143880555" calcext:value-type="percentage">
            <text:p>88,7%</text:p>
          </table:table-cell>
          <table:table-cell table:formula="of:=[.A9]/[.B9]" office:value-type="percentage" office:value="0.854700854700855" calcext:value-type="percentage">
            <text:p>85,5%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340" calcext:value-type="float">
            <text:p>2340</text:p>
          </table:table-cell>
          <table:table-cell office:value-type="float" office:value="53.2" calcext:value-type="float">
            <text:p>53,2</text:p>
          </table:table-cell>
          <table:table-cell office:value-type="float" office:value="48.1" calcext:value-type="float">
            <text:p>48,1</text:p>
          </table:table-cell>
          <table:table-cell table:formula="of:=[.C10]*[.D10]" office:value-type="float" office:value="2558.92" calcext:value-type="float">
            <text:p>2558,92</text:p>
          </table:table-cell>
          <table:table-cell table:formula="of:=[.A10]/[.E10]" office:value-type="percentage" office:value="0.879277195066669" calcext:value-type="percentage">
            <text:p>87,9%</text:p>
          </table:table-cell>
          <table:table-cell table:formula="of:=[.A10]/[.B10]" office:value-type="percentage" office:value="0.961538461538462" calcext:value-type="percentage">
            <text:p>96,2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70" calcext:value-type="float">
            <text:p>2870</text:p>
          </table:table-cell>
          <table:table-cell office:value-type="float" office:value="56.8" calcext:value-type="float">
            <text:p>56,8</text:p>
          </table:table-cell>
          <table:table-cell office:value-type="float" office:value="48" calcext:value-type="float">
            <text:p>48</text:p>
          </table:table-cell>
          <table:table-cell table:formula="of:=[.C11]*[.D11]" office:value-type="float" office:value="2726.4" calcext:value-type="float">
            <text:p>2726,4</text:p>
          </table:table-cell>
          <table:table-cell table:formula="of:=[.A11]/[.E11]" office:value-type="percentage" office:value="0.880281690140845" calcext:value-type="percentage">
            <text:p>88,0%</text:p>
          </table:table-cell>
          <table:table-cell table:formula="of:=[.A11]/[.B11]" office:value-type="percentage" office:value="0.836236933797909" calcext:value-type="percentage">
            <text:p>83,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 number:title="Benutzerdefiniert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.00.0000</text:date>, <text:time style:data-style-name="N2" text:time-value="23:08:07.1314307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50:00.107929571</meta:creation-date>
    <dc:date>2022-12-04T23:09:20.772072897</dc:date>
    <meta:editing-duration>PT12M47S</meta:editing-duration>
    <meta:editing-cycles>3</meta:editing-cycles>
    <meta:generator>LibreOffice/6.4.7.2$Linux_X86_64 LibreOffice_project/40$Build-2</meta:generator>
    <meta:document-statistic meta:table-count="2" meta:cell-count="14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7" number:title="Benutzerdefiniert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67cm" svg:height="13.875cm" xlink:href=".." xlink:type="simple" chart:class="chart:line" chart:style-name="ch1">
        <chart:legend chart:legend-position="end" svg:x="18.375cm" svg:y="6.389cm" style:legend-expansion="high" chart:style-name="ch2"/>
        <chart:plot-area chart:style-name="ch3" table:cell-range-address="Laden.F1:Laden.G10" chart:data-source-has-labels="row" svg:x="0.493cm" svg:y="0.277cm" svg:width="17.389cm" svg:height="13.321cm">
          <chartooo:coordinate-region svg:x="1.723cm" svg:y="0.476cm" svg:width="15.881cm" svg:height="12.4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aden.F2:Laden.F10" chart:label-cell-address="Laden.F1:Laden.F1" chart:class="chart:line">
            <chart:data-point chart:repeated="9"/>
          </chart:series>
          <chart:series chart:style-name="ch8" chart:values-cell-range-address="Laden.G2:Laden.G10" chart:label-cell-address="Laden.G1:Laden.G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rkungsgrad</text:p>
                <draw:g>
                  <svg:desc>Laden.F1:Laden.F1</svg:desc>
                </draw:g>
              </table:table-cell>
              <table:table-cell office:value-type="string">
                <text:p>Wirkungsgrad (intern gemessen)</text:p>
                <draw:g>
                  <svg:desc>Laden.G1:Lade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55">
                <text:p>0.7455</text:p>
                <draw:g>
                  <svg:desc>Laden.F2:Laden.F10</svg:desc>
                </draw:g>
              </table:table-cell>
              <table:table-cell office:value-type="float" office:value="0.65">
                <text:p>0.65</text:p>
                <draw:g>
                  <svg:desc>Laden.G2:Laden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556">
                <text:p>0.73556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1925">
                <text:p>0.61192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0906666666666">
                <text:p>0.93090666666666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313">
                <text:p>0.933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">
                <text:p>0.9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85">
                <text:p>0.918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7862857142857">
                <text:p>0.89786285714285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9375">
                <text:p>0.879375</text:p>
              </table:table-cell>
              <table:table-cell office:value-type="float" office:value="0.865">
                <text:p>0.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7" number:title="Benutzerdefiniert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934cm" svg:height="12.37cm" xlink:href=".." xlink:type="simple" chart:class="chart:line" chart:style-name="ch1">
        <chart:legend chart:legend-position="end" svg:x="18.642cm" svg:y="5.637cm" style:legend-expansion="high" chart:style-name="ch2"/>
        <chart:plot-area chart:style-name="ch3" table:cell-range-address="Einspeisen.F1:Einspeisen.G11" chart:data-source-has-labels="row" svg:x="0.498cm" svg:y="0.247cm" svg:width="17.646cm" svg:height="11.876cm">
          <chartooo:coordinate-region svg:x="1.728cm" svg:y="0.447cm" svg:width="16.044cm" svg:height="11.0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inspeisen.F2:Einspeisen.F11" chart:label-cell-address="Einspeisen.F1:Einspeisen.F1" chart:class="chart:line">
            <chart:data-point chart:repeated="10"/>
          </chart:series>
          <chart:series chart:style-name="ch8" chart:values-cell-range-address="Einspeisen.G2:Einspeisen.G11" chart:label-cell-address="Einspeisen.G1:Einspeisen.G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rkungsgrad</text:p>
                <draw:g>
                  <svg:desc>Einspeisen.F1:Einspeisen.F1</svg:desc>
                </draw:g>
              </table:table-cell>
              <table:table-cell office:value-type="string">
                <text:p>Wirkungsgrad (intern gemessen)</text:p>
                <draw:g>
                  <svg:desc>Einspeisen.G1:Einspeise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5165652467884">
                <text:p>0.845165652467884</text:p>
                <draw:g>
                  <svg:desc>Einspeisen.F2:Einspeisen.F11</svg:desc>
                </draw:g>
              </table:table-cell>
              <table:table-cell office:value-type="float" office:value="0.75187969924812">
                <text:p>0.75187969924812</text:p>
                <draw:g>
                  <svg:desc>Einspeisen.G2:Einspeisen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1456282983882">
                <text:p>0.891456282983882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1176937079826">
                <text:p>0.901176937079826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272261139597">
                <text:p>0.90272261139597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5639598910334">
                <text:p>0.905639598910334</text:p>
              </table:table-cell>
              <table:table-cell office:value-type="float" office:value="0.899280575539568">
                <text:p>0.899280575539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1292076413441">
                <text:p>0.891292076413441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0218281522629">
                <text:p>0.89021828152262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619143880555">
                <text:p>0.886619143880555</text:p>
              </table:table-cell>
              <table:table-cell office:value-type="float" office:value="0.854700854700855">
                <text:p>0.854700854700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9277195066669">
                <text:p>0.879277195066669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0281690140845">
                <text:p>0.880281690140845</text:p>
              </table:table-cell>
              <table:table-cell office:value-type="float" office:value="0.836236933797909">
                <text:p>0.836236933797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